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2ac5" officeooo:paragraph-rsid="00122ac5"/>
    </style:style>
    <style:style style:name="P2" style:family="paragraph" style:parent-style-name="Standard">
      <style:text-properties officeooo:paragraph-rsid="00122ac5"/>
    </style:style>
    <style:style style:name="P3" style:family="paragraph" style:parent-style-name="Standard">
      <style:text-properties officeooo:rsid="0019d634" officeooo:paragraph-rsid="0019d634"/>
    </style:style>
    <style:style style:name="P4" style:family="paragraph" style:parent-style-name="Standard">
      <style:text-properties officeooo:rsid="001ca0f9" officeooo:paragraph-rsid="001f018f"/>
    </style:style>
    <style:style style:name="P5" style:family="paragraph" style:parent-style-name="Standard">
      <style:text-properties style:font-name="Verdana" officeooo:rsid="001ca0f9" officeooo:paragraph-rsid="001ca0f9"/>
    </style:style>
    <style:style style:name="P6" style:family="paragraph" style:parent-style-name="Standard">
      <style:text-properties style:font-name="Verdana" officeooo:rsid="001ca0f9" officeooo:paragraph-rsid="0020dc21"/>
    </style:style>
    <style:style style:name="P7" style:family="paragraph" style:parent-style-name="Standard">
      <style:text-properties style:font-name="Verdana" officeooo:rsid="001ca0f9" officeooo:paragraph-rsid="001f018f"/>
    </style:style>
    <style:style style:name="P8" style:family="paragraph" style:parent-style-name="Standard">
      <style:text-properties style:font-name="Verdana" officeooo:rsid="0020dc21" officeooo:paragraph-rsid="0020dc21"/>
    </style:style>
    <style:style style:name="P9" style:family="paragraph" style:parent-style-name="Standard">
      <style:text-properties style:font-name="Verdana" officeooo:rsid="00122ac5" officeooo:paragraph-rsid="00122ac5"/>
    </style:style>
    <style:style style:name="P10" style:family="paragraph" style:parent-style-name="Standard">
      <style:text-properties style:font-name="Verdana" officeooo:paragraph-rsid="00122ac5"/>
    </style:style>
    <style:style style:name="P11" style:family="paragraph" style:parent-style-name="Standard">
      <style:text-properties style:font-name="Verdana" officeooo:rsid="0019d634" officeooo:paragraph-rsid="0019d634"/>
    </style:style>
    <style:style style:name="P12" style:family="paragraph" style:parent-style-name="Standard">
      <style:text-properties fo:font-size="16pt" fo:font-weight="bold" officeooo:rsid="001d4e8d" officeooo:paragraph-rsid="001d4e8d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22ac5" officeooo:paragraph-rsid="00122ac5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19d634" officeooo:paragraph-rsid="0019d634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246b2a" officeooo:paragraph-rsid="00246b2a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122ac5" officeooo:paragraph-rsid="00274f35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122ac5" officeooo:paragraph-rsid="00122ac5" style:font-size-asian="16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274f35" officeooo:paragraph-rsid="00274f35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rsid="001d4e8d" officeooo:paragraph-rsid="00274f35" style:font-size-asian="16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bold" officeooo:rsid="001d4e8d" officeooo:paragraph-rsid="001d4e8d" style:font-size-asian="16pt" style:font-weight-asian="bold" style:font-size-complex="16pt" style:font-weight-complex="bold"/>
    </style:style>
    <style:style style:name="P21" style:family="paragraph" style:parent-style-name="Standard">
      <style:text-properties fo:font-size="16pt" fo:font-weight="bold" officeooo:rsid="0019d634" officeooo:paragraph-rsid="0019d634" style:font-size-asian="16pt" style:font-weight-asian="bold" style:font-size-complex="16pt" style:font-weight-complex="bold"/>
    </style:style>
    <style:style style:name="P22" style:family="paragraph" style:parent-style-name="Standard">
      <style:text-properties officeooo:rsid="00142a5d" officeooo:paragraph-rsid="00233d56"/>
    </style:style>
    <style:style style:name="P23" style:family="paragraph" style:parent-style-name="Standard">
      <style:text-properties officeooo:rsid="00274f35" officeooo:paragraph-rsid="00274f35"/>
    </style:style>
    <style:style style:name="P24" style:family="paragraph" style:parent-style-name="Standard">
      <style:text-properties officeooo:rsid="0019d634" officeooo:paragraph-rsid="00274f35"/>
    </style:style>
    <style:style style:name="T1" style:family="text">
      <style:text-properties officeooo:rsid="00274f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Exo 1 Map reduce <text:span text:style-name="T1">inversion of a csv file</text:span></text:p>
      <text:p text:style-name="P13"/>
      <text:p text:style-name="P16">Pseudo code bas<text:span text:style-name="T1">ed</text:span> <text:span text:style-name="T1">on</text:span> Python language</text:p>
      <text:p text:style-name="P13"/>
      <text:p text:style-name="P18">I suppose that the file contains billions of lines splited between mappers <text:s/>but a line isn't enought long to don't allow multiples lines to be analyse by the same mapper</text:p>
      <text:p text:style-name="P13"/>
      <text:p text:style-name="P18">So we have data splited by thousand of lines for example</text:p>
      <text:p text:style-name="P13"/>
      <text:p text:style-name="P13"/>
      <text:p text:style-name="P18">Mapper part:</text:p>
      <text:p text:style-name="P18"/>
      <text:p text:style-name="P18">The key is here the line number and the value associated contain data of the csv line</text:p>
      <text:p text:style-name="P18">The return is a list that contains for the key the number of the line in the csv inverted and in value the column in the csv inverted concatened with the value separated by a coma.</text:p>
      <text:p text:style-name="P22"/>
      <text:p text:style-name="P1"/>
      <text:p text:style-name="P9">def map(key,value):</text:p>
      <text:p text:style-name="P9"><text:s text:c="4"/></text:p>
      <text:p text:style-name="P10">decoupage = value.split(",")</text:p>
      <text:p text:style-name="P10">intermediate=[]</text:p>
      <text:p text:style-name="P10"/>
      <text:p text:style-name="P10">for i in range(1,len(decoupage)) :</text:p>
      <text:p text:style-name="P10"><text:s text:c="4"/>intermediate.append((i,(str(key)+","+decoupage[i])))</text:p>
      <text:p text:style-name="P10"><text:s text:c="4"/>print (str(i) +" "+ (str(key)+","+decoupage[i]))</text:p>
      <text:p text:style-name="P10"/>
      <text:p text:style-name="P11">return intermediate</text:p>
      <text:p text:style-name="P3"/>
      <text:p text:style-name="P23"/>
      <text:p text:style-name="P19"><text:span text:style-name="T1">We suppose there that the shuffle and sort part worked correctly so i have in key the line in which i need to place the values that are contain on the list</text:span></text:p>
      <text:p text:style-name="P19"/>
      <text:p text:style-name="P12"/>
      <text:p text:style-name="P12"/>
      <text:p text:style-name="P12"/>
      <text:p text:style-name="P12"/>
      <text:p text:style-name="P12"/>
      <text:p text:style-name="P12"/>
      <text:p text:style-name="P14"><text:soft-page-break/><text:span text:style-name="T1">Reduce part</text:span>:</text:p>
      <text:p text:style-name="P14"/>
      <text:p text:style-name="P18">Here I sort the list of values that i get thanks to the first number that</text:p>
      <text:p text:style-name="P18">I placed in the value's list returned by the map function.</text:p>
      <text:p text:style-name="P18">Then i split this values to only keep the value (I don't need the colomn number because because i just sorted theses values)</text:p>
      <text:p text:style-name="P18">Then i concatenate theses values with an "," that is the delimiter csv (except for the last element)</text:p>
      <text:p text:style-name="P18">It will be a new csv line that i return from the reduce</text:p>
      <text:p text:style-name="P24"/>
      <text:p text:style-name="P24"/>
      <text:p text:style-name="P5">def reduce(k2, listvalue2):</text:p>
      <text:p text:style-name="P5"/>
      <text:p text:style-name="P6">newlinecsv="";</text:p>
      <text:p text:style-name="P6">listvalue2.sort()</text:p>
      <text:p text:style-name="P6">for c in listvalue2:</text:p>
      <text:p text:style-name="P6"><text:s text:c="4"/>decoupage = c.split(",")</text:p>
      <text:p text:style-name="P6"><text:s text:c="4"/>newlinecsv=newlinecsv+decoupage[1]+","</text:p>
      <text:p text:style-name="P7"/>
      <text:p text:style-name="P8">return(k2,newlinecsv[:-1])</text:p>
      <text:p text:style-name="P4"><text:s text:c="4"/></text:p>
      <text:p text:style-name="P3"/>
      <text:p text:style-name="P2"><text:s text:c="4"/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M28S</meta:editing-duration>
    <meta:editing-cycles>8</meta:editing-cycles>
    <meta:generator>LibreOffice/5.4.1.2$Windows_x86 LibreOffice_project/ea7cb86e6eeb2bf3a5af73a8f7777ac570321527</meta:generator>
    <dc:date>2017-10-26T14:56:08.018000000</dc:date>
    <meta:document-statistic meta:table-count="0" meta:image-count="0" meta:object-count="0" meta:page-count="2" meta:paragraph-count="32" meta:word-count="259" meta:character-count="1565" meta:non-whitespace-character-count="1304"/>
    <meta:user-defined meta:name="Info 1"/>
    <meta:user-defined meta:name="Info 2"/>
    <meta:user-defined meta:name="Info 3"/>
    <meta:user-defined meta:name="Info 4"/>
  </office:meta>
</office:document-meta>
</file>